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9000006DAFAC8E1DF5EBBF2B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arial" svg:font-family="arial" style:font-family-generic="swiss"/>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list-style-name="L5" style:master-page-name="">
      <loext:graphic-properties draw:fill="none"/>
      <style:paragraph-properties fo:margin-left="0.0618in" fo:margin-right="0in" fo:margin-top="0.25in" fo:margin-bottom="0.0835in" style:contextual-spacing="false" fo:keep-together="always" fo:text-indent="0in" style:auto-text-indent="false" style:page-number="auto" fo:background-color="transparent" fo:keep-with-next="always"/>
      <style:text-properties fo:font-weight="bold" officeooo:paragraph-rsid="001800f5" style:font-weight-asian="bold" style:font-weight-complex="bold"/>
    </style:style>
    <style:style style:name="P3" style:family="paragraph" style:parent-style-name="Heading_20_2">
      <style:text-properties fo:font-weight="bold" style:font-weight-asian="bold" style:font-weight-complex="bold"/>
    </style:style>
    <style:style style:name="P4" style:family="paragraph" style:parent-style-name="Heading_20_2">
      <style:paragraph-properties fo:break-before="page"/>
      <style:text-properties fo:font-weight="bold" style:font-weight-asian="bold" style:font-weight-complex="bold"/>
    </style:style>
    <style:style style:name="P5" style:family="paragraph" style:parent-style-name="Standard" style:master-page-name="Standard">
      <style:paragraph-properties fo:margin-left="0in" fo:margin-right="0in" fo:margin-top="0in" fo:margin-bottom="0in" style:contextual-spacing="false" fo:line-height="115%" fo:text-align="center"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Standard" style:master-page-name="">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5in" style:auto-text-indent="false" style:page-number="auto" fo:background-color="transparent" fo:padding="0in" fo:border="none" style:writing-mode="lr-tb"/>
      <style:text-properties fo:font-size="12pt" officeooo:paragraph-rsid="001800f5" style:font-size-asian="12pt" style:font-size-complex="12pt" fo:hyphenate="false" fo:hyphenation-remain-char-count="2" fo:hyphenation-push-char-count="2" loext:hyphenation-no-caps="false"/>
    </style:style>
    <style:style style:name="P8" style:family="paragraph" style:parent-style-name="Standard" style:master-page-name="">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5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9" style:family="paragraph" style:parent-style-name="Standard" style:list-style-name="L6" style:master-page-name="">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0" style:family="paragraph" style:parent-style-name="Standard" style:list-style-name="L6">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1" style:family="paragraph" style:parent-style-name="Standard" style:list-style-name="L11" style:master-page-name="">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2" style:family="paragraph" style:parent-style-name="Standard" style:list-style-name="L12" style:master-page-name="">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3" style:family="paragraph" style:parent-style-name="Standard" style:list-style-name="L12" style:master-page-name="">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4" style:family="paragraph" style:parent-style-name="Standard" style:list-style-name="L12" style:master-page-name="">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5" style:family="paragraph" style:parent-style-name="Standard" style:list-style-name="L13" style:master-page-name="">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6" style:family="paragraph" style:parent-style-name="Standard" style:list-style-name="L13" style:master-page-name="">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7" style:family="paragraph" style:parent-style-name="Standard" style:list-style-name="L13" style:master-page-name="">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style:page-number="auto" fo:background-color="transparent" fo:padding="0in" fo:border="none" style:writing-mode="lr-tb"/>
      <style:text-properties fo:font-size="12pt" style:font-size-asian="12pt" style:font-size-complex="12pt" fo:hyphenate="false" fo:hyphenation-remain-char-count="2" fo:hyphenation-push-char-count="2" loext:hyphenation-no-caps="false"/>
    </style:style>
    <style:style style:name="P18"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padding="0in" fo:border="none"/>
      <style:text-properties fo:font-size="12pt" style:font-size-asian="12pt" style:font-size-complex="12pt"/>
    </style:style>
    <style:style style:name="P19" style:family="paragraph" style:parent-style-name="Standard">
      <style:paragraph-properties fo:margin-top="0in" fo:margin-bottom="0in" style:contextual-spacing="false" fo:line-height="115%" fo:text-align="start" style:justify-single-word="false" fo:orphans="2" fo:widows="2" fo:padding="0in" fo:border="none"/>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style:style>
    <style:style style:name="P20" style:family="paragraph" style:parent-style-name="Standard" style:list-style-name="L10" style:master-page-name="">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style:page-number="auto" fo:background-color="transparent" fo:padding="0in" fo:border="none" style:writing-mode="lr-tb"/>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style>
    <style:style style:name="P21" style:family="paragraph" style:parent-style-name="Standard" style:list-style-name="L10">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fo:background-color="transparent" fo:padding="0in" fo:border="none" style:writing-mode="lr-tb"/>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style>
    <style:style style:name="P22" style:family="paragraph" style:parent-style-name="Standard" style:list-style-name="L10">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in" style:auto-text-indent="false" fo:background-color="transparent" fo:padding="0in" fo:border="none" style:writing-mode="lr-tb"/>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style>
    <style:style style:name="P23" style:family="paragraph" style:parent-style-name="Standard" style:list-style-name="L11">
      <loext:graphic-properties draw:fill="none"/>
      <style:paragraph-properties fo:margin-left="0.75in" fo:margin-right="0in" fo:margin-top="0in" fo:margin-bottom="0in" style:contextual-spacing="false" fo:line-height="115%" fo:text-align="start" style:justify-single-word="false" fo:orphans="2" fo:widows="2" fo:hyphenation-ladder-count="no-limit" fo:text-indent="-0.25in" style:auto-text-indent="false" fo:background-color="transparent" fo:padding="0in" fo:border="none" style:writing-mode="lr-tb"/>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style>
    <style:style style:name="P24" style:family="paragraph" style:parent-style-name="Standard" style:list-style-name="L11">
      <loext:graphic-properties draw:fill="none"/>
      <style:paragraph-properties fo:margin-left="0in" fo:margin-right="0in" fo:margin-top="0in" fo:margin-bottom="0in" style:contextual-spacing="false" fo:line-height="115%" fo:text-align="start" style:justify-single-word="false" fo:orphans="2" fo:widows="2" fo:hyphenation-ladder-count="no-limit" fo:text-indent="0in" style:auto-text-indent="false" fo:background-color="transparent" fo:padding="0in" fo:border="none" style:writing-mode="lr-tb"/>
      <style:text-properties style:use-window-font-color="true" loext:opacity="0%"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style>
    <style:style style:name="T1" style:family="text">
      <style:text-properties fo:font-variant="normal" fo:text-transform="none" fo:color="#1d1c1d" loext:opacity="100%" style:text-line-through-style="none" style:text-line-through-type="none" style:text-position="0% 100%" style:font-name="Lato" fo:font-size="16pt" fo:font-style="normal" style:text-underline-style="none" fo:font-weight="bold" style:font-name-asian="Lato1" style:font-size-asian="16pt" style:font-style-asian="normal" style:font-weight-asian="bold" style:font-name-complex="Lato1" style:font-size-complex="16pt"/>
    </style:style>
    <style:style style:name="T2" style:family="text">
      <style:text-properties fo:font-variant="normal" fo:text-transform="none" fo:color="#1d1c1d" loext:opacity="100%" style:text-line-through-style="none" style:text-line-through-type="none" style:text-position="0% 100%" style:font-name="Lato" fo:font-size="16pt" fo:font-style="normal" style:text-underline-style="none" fo:font-weight="bold" officeooo:rsid="0016e59c" style:font-name-asian="Lato1" style:font-size-asian="16pt" style:font-style-asian="normal" style:font-weight-asian="bold" style:font-name-complex="Lato1" style:font-size-complex="16pt"/>
    </style:style>
    <style:style style:name="T3" style:family="text">
      <style:text-properties fo:font-variant="normal" fo:text-transform="none" fo:color="#1d1c1d" loext:opacity="100%" style:text-line-through-style="none" style:text-line-through-type="none" style:text-position="0% 100%" style:font-name="Lato" fo:font-size="12pt" fo:font-style="normal" style:text-underline-style="none" fo:font-weight="normal" style:font-name-asian="Lato1" style:font-size-asian="12pt" style:font-style-asian="normal" style:font-weight-asian="normal" style:font-name-complex="Lato1" style:font-size-complex="12pt"/>
    </style:style>
    <style:style style:name="T4" style:family="text">
      <style:text-properties fo:font-variant="normal" fo:text-transform="none" fo:color="#1d1c1d" loext:opacity="100%" style:text-line-through-style="none" style:text-line-through-type="none" style:text-position="0% 100%" style:font-name="arial" fo:font-size="16pt" fo:font-style="normal" style:text-underline-style="none" fo:font-weight="bold" style:font-name-asian="Lato1" style:font-size-asian="16pt" style:font-style-asian="normal" style:font-weight-asian="bold" style:font-name-complex="Lato1" style:font-size-complex="16pt"/>
    </style:style>
    <style:style style:name="T5" style:family="text">
      <style:text-properties fo:font-variant="normal" fo:text-transform="none" fo:color="#1d1c1d" loext:opacity="100%" style:text-line-through-style="none" style:text-line-through-type="none" style:text-position="0% 100%" style:font-name="arial" fo:font-size="16pt" fo:font-style="normal" style:text-underline-style="none" fo:font-weight="bold" officeooo:rsid="0016e59c" style:font-name-asian="Lato1" style:font-size-asian="16pt" style:font-style-asian="normal" style:font-weight-asian="bold" style:font-name-complex="Lato1" style:font-size-complex="16pt"/>
    </style:style>
    <style:style style:name="T6" style:family="text">
      <style:text-properties fo:font-variant="normal" fo:text-transform="none" fo:color="#1d1c1d" loext:opacity="100%" style:text-line-through-style="none" style:text-line-through-type="none" style:text-position="0% 100%" style:font-name="arial" fo:font-size="20pt" fo:font-style="normal" style:text-underline-style="none" fo:font-weight="bold" style:font-name-asian="Lato1" style:font-size-asian="20pt" style:font-style-asian="normal" style:font-weight-asian="bold" style:font-name-complex="Lato1" style:font-size-complex="20pt"/>
    </style:style>
    <style:style style:name="T7" style:family="text">
      <style:text-properties fo:font-variant="normal" fo:text-transform="none" fo:color="#1d1c1d" loext:opacity="100%" style:text-line-through-style="none" style:text-line-through-type="none" style:text-position="0% 100%" style:font-name="arial" fo:font-size="20pt" fo:font-style="normal" style:text-underline-style="none" fo:font-weight="bold" officeooo:rsid="0016e59c" style:font-name-asian="Lato1" style:font-size-asian="20pt" style:font-style-asian="normal" style:font-weight-asian="bold" style:font-name-complex="Lato1" style:font-size-complex="20pt"/>
    </style:style>
    <style:style style:name="T8" style:family="text">
      <style:text-properties officeooo:rsid="0017e581"/>
    </style:style>
    <style:style style:name="T9" style:family="text">
      <style:text-properties fo:font-weight="bold" style:font-weight-asian="bold" style:font-weight-complex="bold"/>
    </style:style>
    <style:style style:name="T10" style:family="text">
      <style:text-properties style:use-window-font-color="true" loext:opacity="0%" style:font-name="Arial" fo:font-size="16pt" fo:language="en" fo:country="US" style:letter-kerning="false" style:font-name-asian="Arial1" style:font-size-asian="16pt" style:language-asian="zh" style:country-asian="CN" style:font-name-complex="Arial1" style:font-size-complex="16pt" style:language-complex="hi" style:country-complex="IN"/>
    </style:style>
    <style:style style:name="T11" style:family="text">
      <style:text-properties style:use-window-font-color="true" loext:opacity="0%" style:font-name="Arial" fo:font-size="16pt" fo:language="en" fo:country="US" officeooo:rsid="0017e581" style:letter-kerning="false" style:font-name-asian="Arial1" style:font-size-asian="16pt" style:language-asian="zh" style:country-asian="CN" style:font-name-complex="Arial1" style:font-size-complex="16pt" style:language-complex="hi" style:country-complex="IN"/>
    </style:style>
    <style:style style:name="T12" style:family="text">
      <style:text-properties style:use-window-font-color="true" loext:opacity="0%" style:font-name="Arial" fo:font-size="16pt" fo:language="en" fo:country="US" officeooo:rsid="001800f5" style:letter-kerning="false" style:font-name-asian="Arial1" style:font-size-asian="16pt" style:language-asian="zh" style:country-asian="CN" style:font-name-complex="Arial1" style:font-size-complex="16pt" style:language-complex="hi" style:country-complex="IN"/>
    </style:style>
    <style:style style:name="T13" style:family="text">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style>
    <style:style style:name="T14" style:family="text">
      <style:text-properties style:use-window-font-color="true" loext:opacity="0%" style:font-name="Arial" fo:font-size="11pt" fo:language="en" fo:country="US" fo:font-weight="bold" style:letter-kerning="false" style:font-name-asian="Arial1" style:font-size-asian="11pt" style:language-asian="zh" style:country-asian="CN" style:font-weight-asian="bold" style:font-name-complex="Arial1" style:font-size-complex="11pt" style:language-complex="hi" style:country-complex="IN" style:font-weight-complex="bold"/>
    </style:style>
    <style:style style:name="T15" style:family="text">
      <style:text-properties style:use-window-font-color="true" loext:opacity="0%" style:font-name="Arial" fo:language="en" fo:country="US" fo:font-weight="bold" style:letter-kerning="false" style:font-name-asian="Arial1" style:language-asian="zh" style:country-asian="CN" style:font-weight-asian="bold" style:font-name-complex="Arial1" style:language-complex="hi" style:country-complex="IN" style:font-weight-complex="bold"/>
    </style:style>
    <style:style style:name="T16" style:family="text">
      <style:text-properties style:use-window-font-color="true" loext:opacity="0%" style:font-name="Arial" fo:language="en" fo:country="US" style:letter-kerning="false" style:font-name-asian="Arial1" style:language-asian="zh" style:country-asian="CN" style:font-name-complex="Arial1" style:language-complex="hi" style:country-complex="IN"/>
    </style:style>
    <style:style style:name="T17" style:family="text">
      <style:text-properties officeooo:rsid="0018d19a"/>
    </style:style>
    <style:style style:name="T18"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h text:style-name="P1" text:outline-level="1"><text:span text:style-name="T7">I</text:span><text:span text:style-name="T6">ncident management plan</text:span><text:span text:style-name="T3"> </text:span></text:h>
      <text:p text:style-name="P6"/>
      <text:p text:style-name="P7"><text:span text:style-name="T8">A </text:span>robust incident management plan is crucial for effectively handling incidents in your AWS environment. Here are some recommendations to consider:</text:p>
      <text:list xml:id="list3508781545" text:style-name="L5">
        <text:list-header>
          <text:h text:style-name="P2" text:outline-level="2">Preparation Phase:</text:h>
        </text:list-header>
      </text:list>
      <text:p text:style-name="P18"/>
      <text:list xml:id="list2587430009" text:style-name="L6">
        <text:list-item>
          <text:p text:style-name="P9"><text:span text:style-name="T9">Define Incident Types:</text:span> Categorize incidents based on their severity and impact. This will help prioritize responses and allocate resources appropriately.</text:p>
        </text:list-item>
        <text:list-item>
          <text:p text:style-name="P10"><text:span text:style-name="T9">Establish Roles and Responsibilities: </text:span>Clearly define roles such as Incident Commander, Technical Experts, Communication Leads, and Decision Makers. Ensure that all team members understand their responsibilities during incidents.</text:p>
        </text:list-item>
        <text:list-item>
          <text:p text:style-name="P10"><text:span text:style-name="T9">Create Runbooks:</text:span> Develop detailed runbooks for common incident scenarios. These runbooks should outline step-by-step instructions for identifying, containing, mitigating, and resolving incidents. Regularly update these runbooks to reflect the latest best practices.</text:p>
        </text:list-item>
        <text:list-item>
          <text:p text:style-name="P10"><text:span text:style-name="T9">Implement Monitoring and Alerting:</text:span> Set up robust monitoring and alerting systems to detect and notify the team about potential incidents in real-time. Utilize AWS CloudWatch, AWS Config, and third-party tools for this purpose.</text:p>
        </text:list-item>
      </text:list>
      <text:p text:style-name="P19"/>
      <text:h text:style-name="P3" text:outline-level="2"><text:span text:style-name="T12">D</text:span><text:span text:style-name="T10">etection and Identification:</text:span></text:h>
      <text:p text:style-name="P19"/>
      <text:list xml:id="list1192260151" text:style-name="L10">
        <text:list-item>
          <text:p text:style-name="P20"><text:span text:style-name="T9">Automated Alerts:</text:span> Configure alerts based on predefined thresholds for key metrics. Leverage CloudWatch Alarms and other relevant services to trigger notifications when metrics deviate from expected values.</text:p>
        </text:list-item>
        <text:list-item>
          <text:p text:style-name="P21"><text:span text:style-name="T9">Anomaly Detection:</text:span> Implement anomaly detection mechanisms to identify unusual patterns in system behavior. Machine learning tools like Amazon CloudWatch Anomaly Detection can assist in this.</text:p>
          <text:p text:style-name="P22"/>
        </text:list-item>
      </text:list>
      <text:h text:style-name="P3" text:outline-level="2"><text:span text:style-name="T18"/></text:h>
      <text:h text:style-name="P4" text:outline-level="2">Response and Mitigation:</text:h>
      <text:p text:style-name="P18"/>
      <text:list xml:id="list1285761076" text:style-name="L11">
        <text:list-item>
          <text:p text:style-name="P11"><text:span text:style-name="T9">I</text:span><text:span text:style-name="T15">ncident Triage: </text:span><text:span text:style-name="T16">Upon detection, evaluate the incident's impact and scope to determine the appropriate response level. Not all incidents require the same level of attention.</text:span></text:p>
        </text:list-item>
        <text:list-item>
          <text:p text:style-name="P23"><text:span text:style-name="T9">Communication:</text:span> Establish clear communication channels for incident response. Use tools like Amazon SNS or communication platforms to quickly notify relevant stakeholders and team members.</text:p>
        </text:list-item>
        <text:list-item>
          <text:p text:style-name="P23"><text:span text:style-name="T9">Containment:</text:span> Isolate affected resources to prevent further damage. Utilize AWS services like security groups, network ACLs, and AWS WAF to control network traffic.</text:p>
        </text:list-item>
        <text:list-item>
          <text:p text:style-name="P23"><text:span text:style-name="T9">Rollback Plan: </text:span>If applicable, prepare rollback procedures to revert to a stable state. This is crucial to minimize service disruption during incident resolution.</text:p>
        </text:list-item>
        <text:list-item>
          <text:p text:style-name="P23"><text:span text:style-name="T9">Forensics and Analysis:</text:span> Preserve logs and data related to the incident for post-incident analysis. This information can help identify the root cause and implement preventive measures.</text:p>
          <text:p text:style-name="P24"/>
        </text:list-item>
      </text:list>
      <text:h text:style-name="P3" text:outline-level="2">Resolution and Recovery:</text:h>
      <text:p text:style-name="P18"/>
      <text:list xml:id="list3039997967" text:style-name="L12">
        <text:list-item>
          <text:p text:style-name="P12"><text:span text:style-name="T9">Collaborative Tools: </text:span>Use collaboration tools such as AWS Chime, Slack, or other communication platforms to coordinate the incident response efforts of distributed teams.</text:p>
        </text:list-item>
        <text:list-item>
          <text:p text:style-name="P12"><text:span text:style-name="T9">Step-by-step Actions:</text:span> Follow the runbooks or incident response playbooks to systematically resolve the incident. Document actions taken during the resolution process.</text:p>
        </text:list-item>
        <text:list-item>
          <text:p text:style-name="P12"><text:span text:style-name="T9">Testing and Validation:</text:span> Verify that the issue has been fully resolved and conduct appropriate testing to ensure the system is functioning as expected.</text:p>
        </text:list-item>
      </text:list>
      <text:p text:style-name="P18"/>
      <text:h text:style-name="Heading_20_2" text:outline-level="2">P<text:span text:style-name="T9">ost-Incident Review and Learning:</text:span></text:h>
      <text:p text:style-name="P18"/>
      <text:list xml:id="list3487500660" text:style-name="L13">
        <text:list-item>
          <text:p text:style-name="P15"><text:span text:style-name="T9">Post-Mortem Analysis:</text:span> Conduct a thorough post-incident review to identify the root cause, contributing factors, and actions taken. Document lessons learned.</text:p>
        </text:list-item>
        <text:list-item>
          <text:p text:style-name="P15"><text:span text:style-name="T9">Continuous Improvement:</text:span> Implement corrective actions and preventive measures based on the insights gained from the post-mortem analysis. Regularly review and update incident response plans.</text:p>
        </text:list-item>
        <text:list-item>
          <text:p text:style-name="P15"><text:span text:style-name="T9">Training and Drills:</text:span> Regularly train team members on incident response procedures and conduct simulated incident drills to ensure preparedness.</text:p>
        </text:list-item>
      </text:list>
      <text:p text:style-name="P18"/>
      <text:p text:style-name="P8"><text:span text:style-name="T17">Y</text:span>our incident management plan should be adaptable to changes in your environment and the evolving threat landscape. Regularly review and update the plan to incorporate new AWS services, best practices, and lessons learned from real incid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normal"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margin-top="0in" fo:margin-bottom="0.0972in" style:contextual-spacing="false" fo:line-height="115%" fo:padding="0.0201in" fo:border="non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normal"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LO-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LO-normal" style:family="paragraph" style:default-outline-level="">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normal"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20pt" style:font-size-asian="20pt" style:font-size-complex="20pt"/>
    </style:style>
    <style:style style:name="Heading_20_2_20_Char" style:display-name="Heading 2 Char" style:family="text" style:parent-style-name="Default_20_Paragraph_20_Font">
      <style:text-properties fo:font-size="16pt" style:font-size-asian="16pt" style:font-size-complex="16pt"/>
    </style:style>
    <style:style style:name="Heading_20_3_20_Char" style:display-name="Heading 3 Char" style:family="text" style:parent-style-name="Default_20_Paragraph_20_Font">
      <style:text-properties fo:color="#434343" loext:opacity="100%" fo:font-size="14pt" style:font-size-asian="14pt" style:font-size-complex="14pt"/>
    </style:style>
    <style:style style:name="Heading_20_4_20_Char" style:display-name="Heading 4 Char" style:family="text" style:parent-style-name="Default_20_Paragraph_20_Font">
      <style:text-properties fo:color="#666666" loext:opacity="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rial" fo:font-family="Arial" style:font-family-generic="roman" style:font-pitch="variable" fo:font-size="12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rial" fo:font-family="Arial" style:font-family-generic="roman" style:font-pitch="variable" fo:font-size="12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rial" fo:font-family="Arial" style:font-family-generic="roman" style:font-pitch="variable" fo:font-size="12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rial" fo:font-family="Arial" style:font-family-generic="roman" style:font-pitch="variable" fo:font-size="12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font-name="Arial" fo:font-family="Arial" style:font-family-generic="roman" style:font-pitch="variable" fo:font-size="12pt" fo:font-weight="normal"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style:list-level-properties>
        <style:text-properties fo:font-family="'Noto Sans Symbol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1957in" fo:margin-left="0.9846in"/>
        </style:list-level-properties>
        <style:text-properties fo:font-family="'Noto Sans Symbol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1965in" fo:margin-left="1.4772in"/>
        </style:list-level-properties>
        <style:text-properties fo:font-family="'Noto Sans Symbol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1965in" fo:margin-left="1.9693in"/>
        </style:list-level-properties>
        <style:text-properties fo:font-family="'Noto Sans Symbol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1965in" fo:margin-left="2.4618in"/>
        </style:list-level-properties>
        <style:text-properties fo:font-family="'Noto Sans Symbol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1965in" fo:margin-left="2.9543in"/>
        </style:list-level-properties>
        <style:text-properties fo:font-family="'Noto Sans Symbol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1965in" fo:margin-left="3.4465in"/>
        </style:list-level-properties>
        <style:text-properties fo:font-family="'Noto Sans Symbol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1957in" fo:margin-left="3.939in"/>
        </style:list-level-properties>
        <style:text-properties fo:font-family="'Noto Sans Symbol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1957in" fo:margin-left="4.4311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3667"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752in" fo:margin-left="0in" fo:margin-right="0in" fo:margin-bottom="0.836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1.png" text:anchor-type="char" svg:x="-1in" svg:y="-0.5016in" svg:width="8.2736in" svg:height="11.6937in" draw:z-index="0"><draw:image xlink:href="Pictures/10000000000004D9000006DAFAC8E1DF5EBBF2B0.png" xlink:type="simple" xlink:show="embed" xlink:actuate="onLoad" draw:mime-type="image/png"/></draw:frame></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0:17:00</meta:creation-date>
    <meta:initial-creator>David Nagy</meta:initial-creator>
    <meta:generator>LibreOffice/7.3.7.2$Linux_X86_64 LibreOffice_project/30$Build-2</meta:generator>
    <dc:date>2023-08-25T13:30:39.181183684</dc:date>
    <meta:editing-duration>PT17M45S</meta:editing-duration>
    <meta:editing-cycles>8</meta:editing-cycles>
    <meta:document-statistic meta:table-count="0" meta:image-count="1" meta:object-count="0" meta:page-count="1" meta:paragraph-count="27" meta:word-count="510" meta:character-count="3669" meta:non-whitespace-character-count="3202"/>
  </office:meta>
</office:document-meta>
</file>